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Pictures/1000582C0000849B0000624602CEA1455F811633.emf" manifest:media-type="image/x-emf"/>
  <manifest:file-entry manifest:full-path="Pictures/100000010000033500000261914B6BC175D222CD.png" manifest:media-type="image/png"/>
  <manifest:file-entry manifest:full-path="Pictures/100000010000033500000261EFC4D05AC6D9A1C8.png" manifest:media-type="image/png"/>
  <manifest:file-entry manifest:full-path="Pictures/10006E780000849B00006246843E691BFEEED0F4.emf" manifest:media-type="image/x-em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2cm" style:use-optimal-row-height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4cm" svg:height="11.294cm" svg:x="2.587cm" svg:y="0.365cm">
          <draw:image xlink:href="Pictures/10006E780000849B00006246843E691BFEEED0F4.emf" xlink:type="simple" xlink:show="embed" xlink:actuate="onLoad" draw:mime-type="image/x-emf">
            <text:p/>
          </draw:image>
          <draw:image xlink:href="Pictures/100000010000033500000261EFC4D05AC6D9A1C8.png" xlink:type="simple" xlink:show="embed" xlink:actuate="onLoad" draw:mime-type="image/png"/>
        </draw:frame>
        <draw:frame draw:style-name="gr1" draw:text-style-name="P1" draw:layer="layout" svg:width="15.305cm" svg:height="11.342cm" svg:x="2.587cm" svg:y="11.477cm">
          <draw:image xlink:href="Pictures/1000582C0000849B0000624602CEA1455F811633.emf" xlink:type="simple" xlink:show="embed" xlink:actuate="onLoad" draw:mime-type="image/x-emf">
            <text:p/>
          </draw:image>
          <draw:image xlink:href="Pictures/100000010000033500000261914B6BC175D222CD.png" xlink:type="simple" xlink:show="embed" xlink:actuate="onLoad" draw:mime-type="image/png"/>
        </draw:frame>
        <draw:frame draw:style-name="gr2" draw:text-style-name="P2" draw:layer="layout" svg:width="3.567cm" svg:height="0.962cm" svg:x="4.418cm" svg:y="6.07cm">
          <draw:text-box>
            <text:p>MX-UT-0.5</text:p>
          </draw:text-box>
        </draw:frame>
        <draw:frame draw:style-name="gr2" draw:text-style-name="P2" draw:layer="layout" svg:width="3.567cm" svg:height="0.962cm" svg:x="4.735cm" svg:y="17.51cm">
          <draw:text-box>
            <text:p>MX-HT-0.5</text:p>
          </draw:text-box>
        </draw:frame>
        <draw:frame draw:style-name="standard" draw:layer="layout" svg:width="14.098cm" svg:height="3.997cm" svg:x="3.159cm" svg:y="23.2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>
                <text:p>Ti-F</text:p>
              </table:table-cell>
              <table:table-cell>
                <text:p>Ti-F-Ti</text:p>
              </table:table-cell>
            </table:table-row>
            <table:table-row table:style-name="ro1" table:default-cell-style-name="bg-none">
              <table:table-cell>
                <text:p>MX-UT-0.5</text:p>
              </table:table-cell>
              <table:table-cell>
                <text:p>685.13</text:p>
              </table:table-cell>
              <table:table-cell>
                <text:p>686.02</text:p>
              </table:table-cell>
            </table:table-row>
            <table:table-row table:style-name="ro2" table:default-cell-style-name="bg-none">
              <table:table-cell>
                <text:p>MX-HT-0.5</text:p>
              </table:table-cell>
              <table:table-cell>
                <text:p>685.12</text:p>
              </table:table-cell>
              <table:table-cell>
                <text:p>685.88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</meta:editing-cycles>
    <meta:editing-duration>PT9S</meta:editing-duration>
    <dc:date>2023-05-26T12:46:13.614869087</dc:date>
    <meta:document-statistic meta:object-count="5"/>
    <meta:generator>LibreOffice/7.5.3.2$Linux_X86_64 LibreOffice_project/9f56dff12ba03b9acd7730a5a481eea045e468f3</meta:generator>
  </office:meta>
</office:document-meta>
</file>